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1.25cm" fo:min-width="14.437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3cm" fo:min-width="3.521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3cm" fo:min-width="3.522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1.75cm" svg:x="1.75cm" svg:y="2cm">
          <text:p text:style-name="P1">NAVBAR – HOM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5cm" svg:height="1cm" svg:x="7.75cm" svg:y="1.5cm">
          <draw:text-box>
            <text:p><text:span text:style-name="T1">SELECT USER</text:span></text:p>
          </draw:text-box>
        </draw:frame>
        <draw:custom-shape draw:style-name="gr3" draw:text-style-name="P1" draw:layer="layout" svg:width="3cm" svg:height="2cm" svg:x="16cm" svg:y="1.7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937cm" svg:height="21.5cm" svg:x="3.037cm" svg:y="5cm">
          <text:p text:style-name="P3">USER LIST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21cm" svg:height="3.25cm" svg:x="3.612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22cm" svg:height="3.25cm" svg:x="8.782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21cm" svg:height="3.25cm" svg:x="13.666cm" svg:y="5.7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171cm" svg:height="2.75cm" svg:x="13.001cm" svg:y="9.366cm">
          <draw:text-box>
            <text:p text:style-name="P5">USERNAME</text:p>
            <text:p text:style-name="P5">NAME</text:p>
            <text:p text:style-name="P5">AVATAR</text:p>
          </draw:text-box>
        </draw:frame>
        <draw:frame draw:style-name="gr8" draw:text-style-name="P6" draw:layer="layout" svg:width="5.171cm" svg:height="2.75cm" svg:x="2.75cm" svg:y="9.25cm">
          <draw:text-box>
            <text:p text:style-name="P5">USERNAME</text:p>
            <text:p text:style-name="P5">NAME</text:p>
            <text:p text:style-name="P5">AVATAR</text:p>
          </draw:text-box>
        </draw:frame>
        <draw:frame draw:style-name="gr9" draw:text-style-name="P6" draw:layer="layout" svg:width="5.17cm" svg:height="2.75cm" svg:x="8.208cm" svg:y="9.25cm">
          <draw:text-box>
            <text:p text:style-name="P5">USERNAME</text:p>
            <text:p text:style-name="P5">NAME</text:p>
            <text:p text:style-name="P5">AVAT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48:17.925088797</meta:creation-date>
    <dc:date>2022-07-25T14:42:42.054759327</dc:date>
    <meta:editing-duration>PT38M40S</meta:editing-duration>
    <meta:editing-cycles>2</meta:editing-cycles>
    <meta:generator>LibreOffice/7.3.4.2$Linux_X86_64 LibreOffice_project/30$Build-2</meta:generator>
    <meta:document-statistic meta:object-count="10"/>
  </office:meta>
</office:document-meta>
</file>